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ECONÓMICOS</text:p>
      <text:p text:style-name="P1">El resurgimiento de la crítica izquierdista, la cual había retrocedido en el período siguiente al décimo cuarto Congreso del Partido de 1992, dejó reflejadas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causaron la expansión normal de inversión, sino también estimularon, por primera vez, un mercado inmobiliario activo y especulativo.  En 1992, se invirtieron en bienes raíces alrededor de 73 000 millones de yuanes, un 117 % más que en el año anterior.  Para finales del año, había más de 12 000  empresas inmobiliarias, un aumento de 2,4 veces mayor respecto al año anterior.  Estas empresas arrendaron unas 3000 porciones de tierra con una superficie total de 22 000 hectáreas, lo cual marcó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de economí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enía que las joint ventures se habían quedado con aproximadamente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que tenían contactos a expensas de la gente común, obstruyó la formación de un mecanismo de competencia leal y fomentó una corrupción rampante.  Tal especulación inmobiliaria hizo subir los precios de la tierra e hizo que la vivienda quedase fuera del alcance de la mayoría de la gente, lo que causó mucho resentimiento.  Uno de los problemas del auge en el mercado inmobiliario fue que fue incrementado  por una fiebre especulativa que creó una economía especulativa que podría, como dijo un investigador, “desaparecer sin aviso”. Gran parte del dinero invertido provenía de tierras del interior del país que utilizaban dinero asignado para la compra de grano y a los campesinos se les daba, en cambio, pagarés.<text:s/> De acuerdo con un informe, se desviaron al menos 57 000 millones de yuanes a principios de 1993 a través de préstamos interbancarios a las zonas costeras, donde fueron utilizado para la  especulación en el mercado inmobiliario y en el mercado de valores.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 dedicado mucho esfuerzo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iesen. La era de Deng revirtió estas políticas cancela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sde las zonas del interior con la esperanza de una mayor rentabilidad, lo cual alimentó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Estos cambios  socioeconómicos dramáticos han producido una clase social llamada "nouveau riche" (nuevos ricos). A mediados de 1980 se habló mucho en la prensa china, aunque terminó siendo exagerado, acerca del surgimiento de familias con ingresos de 10 millones de yuane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sde distintos puntos de vista,  este cambio, que tardó en llegar pero resultó beneficioso, supuestamente marcó la aparición de una clase social media; sin embargo, era todavía bastante pequeña en comparación con la población de China e incluso con su propia población urbana. No obstante, la nueva clase media, inc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limitados. Otras veces eran parientes de funcionarios públicos que todavía ejercían su cargo.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sostuvo que, a través de la "mercantilización de la política", los funcionarios (o aquellos con una relación cercana con funcionarios) han dirigido millones de dólares en activos a cuentas privadas, lo cual crea una nueva forma de "acumulación socialista primitiva" que compite con todo lo que Marx y Engels analizaron acerca de la "acumulación socialista primitiva". Según su opinión, parece que China se está dirigiendo no hacia una democracia y capitalismo liberal sino hacia una "alianza del gobierno y la mafia". Estas tendencia socieconómicas se convirtieron rápidamente en una fuente de de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élite. A pesar de que los comentaristas extranjeros casi nunca toman los comunicados oficiales de la izquierda de forma seria, la evidencia muestra que en mucha ocasiones la izquierda ha sido una fuerza importante en la política de élite. Incluso aunque no haya sido capaz de fijar la agenda política, sí ha podido obstaculizar la creación e implementación de reformas. Esto es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r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os que lideran. La izquierda además está influenciada por la antigua y larga labor de muchos de sus líderes. Debido a que han pertenecido al Partido por un largo tiempo, ejercen una influencia desmesurada en comparación con sus cifras. También hay que tener que cuenta que la izquierda defiende los derechos de mucho miembros que pertenecen a un nivel más bajo, gente que se opone a la reforma porque temen que vaya en contra de sus intereses.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entre lo que fue adulado en Occidente, etcétera.  Estas distinciones fueron proclamadas en una importante serie de artículos de opinión realizadas por el periódico PLA Jiefangjun bao entre el 1º de abril y el 6 de mayo de 1996. Uno de los objetiv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deben ser subestimados”.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hablar de patriotismo en el contexto de la apertura al mundo, un artículo afirmaba, en una referencia implícita pero clara a la observación bien conocida de Deng Liqun, que “algunos compañeros creen incluso que cada nueva moneda [fen] que se trae de la inversión extranjera es otra moneda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contrapuso la "teoría de Den Xiaopng" con el pensamiento de izquierda e hizo referencia explícita a los primeros 10 000 caracte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ia al conocido libro (tratado en el Capítulo 3) escrito por el notorio filósofo Li Zehou y la principal crítica literaria Liu Zaifu. A pesar de que la crítica de Xing al libro de Li y Liu mostraba la necesidad  de un Partido que respondiera a las discusiones intelectuales, el objetivo de Xing parece haber sido crear una "derecha" que sirviera como oposición a la "izquierda" de los manifiestos. Al hacer esto, Xing pudo definir un "punto medio" para Jiang. La crítica de Xing de decirle Adiós a la Revolución también sirvió para advertirles a los pensadores liberales<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los pasos de la historia y tratando de esquivar su disyuntiva política más seria. La política China desde el incidente de Tiananmen, como durante otras crisis, era propensa a ser definida por polaridades: uno era "defensor del socialismo" o apoyaba "la liberación burguesa". Jiang siguió el consejo de sus predecesores, Hu Yaobang and Zhao Ziyang, y pasó la mayor parte de sus primeros seis años asegurándose de que nadie lo pudiera acusar de ser "permisivo" con respecto a la liberación burguesa. De hecho fue esta tendencia a la precaución, o quizás conservadurismo, lo que causó la ira de Deng en 1992. Pero su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